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-complex="Liberation Serif" fo:language="en" fo:country="CA"/>
    </style:style>
    <style:style style:name="P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style:font-name-complex="Liberation Serif" fo:language="en" fo:country="CA"/>
    </style:style>
    <style:style style:name="T5" style:parent-style-name="DefaultParagraphFont" style:family="text">
      <style:text-properties style:font-name-complex="Liberation Serif" fo:language="en" fo:country="CA"/>
    </style:style>
    <style:style style:name="T6" style:parent-style-name="DefaultParagraphFont" style:family="text">
      <style:text-properties style:font-name-complex="Liberation Serif" fo:language="en" fo:country="CA"/>
    </style:style>
    <style:style style:name="T7" style:parent-style-name="DefaultParagraphFont" style:family="text">
      <style:text-properties style:font-name-complex="Liberation Serif" fo:language="en" fo:country="CA"/>
    </style:style>
    <style:style style:name="T8" style:parent-style-name="DefaultParagraphFont" style:family="text">
      <style:text-properties style:font-name-complex="Liberation Serif" fo:language="en" fo:country="CA"/>
    </style:style>
    <style:style style:name="T9" style:parent-style-name="DefaultParagraphFont" style:family="text">
      <style:text-properties style:font-name-complex="Liberation Serif" fo:language="en" fo:country="CA"/>
    </style:style>
    <style:style style:name="P1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11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12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5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6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7" style:parent-style-name="DefaultParagraphFont" style:family="text">
      <style:text-properties style:font-name-complex="Liberation Serif" fo:language="en" fo:country="CA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0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1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2" style:parent-style-name="DefaultParagraphFont" style:family="text">
      <style:text-properties style:font-name-complex="Liberation Serif" fo:language="en" fo:country="CA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5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6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7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8" style:parent-style-name="DefaultParagraphFont" style:family="text">
      <style:text-properties style:font-name-complex="Liberation Serif" fo:language="en" fo:country="CA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1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2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3" style:parent-style-name="DefaultParagraphFont" style:family="text">
      <style:text-properties fo:language="en" fo:country="CA"/>
    </style:style>
    <style:style style:name="T34" style:parent-style-name="Hyperlink" style:family="text">
      <style:text-properties fo:language="en" fo:country="CA"/>
    </style:style>
    <style:style style:name="T35" style:parent-style-name="DefaultParagraphFont" style:family="text">
      <style:text-properties style:font-name-complex="Liberation Serif" fo:language="en" fo:country="CA"/>
    </style:style>
    <style:style style:name="P36" style:parent-style-name="Standard" style:family="paragraph">
      <style:paragraph-properties fo:text-align="justify"/>
      <style:text-properties style:font-name-complex="Liberation Serif" fo:language="en" fo:country="CA"/>
    </style:style>
    <style:style style:name="P37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38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39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1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4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4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5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6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7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8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9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1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4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5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6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57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62" style:parent-style-name="DefaultParagraphFont" style:family="text">
      <style:text-properties style:font-name-complex="Liberation Serif" fo:language="en" fo:country="CA"/>
    </style:style>
    <style:style style:name="T63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64" style:parent-style-name="DefaultParagraphFont" style:family="text">
      <style:text-properties style:font-name-complex="Liberation Serif" fo:language="en" fo:country="CA"/>
    </style:style>
    <style:style style:name="P65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70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71" style:parent-style-name="DefaultParagraphFont" style:family="text">
      <style:text-properties style:font-name-complex="Liberation Serif" fo:language="en" fo:country="CA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74" style:parent-style-name="DefaultParagraphFont" style:family="text">
      <style:text-properties style:font-name-complex="Liberation Serif" fo:language="en" fo:country="CA"/>
    </style:style>
    <style:style style:name="T75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76" style:parent-style-name="DefaultParagraphFont" style:family="text">
      <style:text-properties style:font-name-complex="Liberation Serif" fo:language="en" fo:country="CA"/>
    </style:style>
    <style:style style:name="P77" style:parent-style-name="Standard" style:family="paragraph">
      <style:paragraph-properties fo:text-align="justify"/>
      <style:text-properties style:font-name-complex="Liberation Serif" fo:language="en" fo:country="CA"/>
    </style:style>
    <style:style style:name="P78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olumn80" style:family="table-column">
      <style:table-column-properties style:column-width="0.1944in" style:use-optimal-column-width="false"/>
    </style:style>
    <style:style style:name="TableColumn81" style:family="table-column">
      <style:table-column-properties style:column-width="1.0638in" style:use-optimal-column-width="false"/>
    </style:style>
    <style:style style:name="TableColumn82" style:family="table-column">
      <style:table-column-properties style:column-width="3.5006in" style:use-optimal-column-width="false"/>
    </style:style>
    <style:style style:name="TableColumn83" style:family="table-column">
      <style:table-column-properties style:column-width="1.934in" style:use-optimal-column-width="false"/>
    </style:style>
    <style:style style:name="Table79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-complex="Liberation Serif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</style:style>
    <style:style style:name="T91" style:parent-style-name="DefaultParagraphFont" style:family="text">
      <style:text-properties style:font-name-complex="Liberation Serif"/>
    </style:style>
    <style:style style:name="T92" style:parent-style-name="DefaultParagraphFont" style:family="text">
      <style:text-properties style:font-name-complex="Liberation Serif" fo:language="en" fo:country="CA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-complex="Liberation Serif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-complex="Liberation Serif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-complex="Liberation Serif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-complex="Liberation Serif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-complex="Liberation Serif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-complex="Liberation Serif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-complex="Liberation Serif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-complex="Liberation Serif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-complex="Liberation Serif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-complex="Liberation Serif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-complex="Liberation Serif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-complex="Liberation Serif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-complex="Liberation Serif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-complex="Liberation Serif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-complex="Liberation Serif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P16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-complex="Liberation Serif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-complex="Liberation Serif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-complex="Liberation Serif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-complex="Liberation Serif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-complex="Liberation Serif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-complex="Liberation Serif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-complex="Liberation Serif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-complex="Liberation Serif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-complex="Liberation Serif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-complex="Liberation Serif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-complex="Liberation Serif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P222" style:parent-style-name="Standard" style:family="paragraph">
      <style:paragraph-properties fo:text-align="justify"/>
      <style:text-properties style:font-name-complex="Liberation Serif"/>
    </style:style>
    <style:style style:name="P223" style:parent-style-name="Standard" style:family="paragraph">
      <style:paragraph-properties fo:text-align="justify"/>
      <style:text-properties style:font-name-complex="Liberation Serif"/>
    </style:style>
  </office:automatic-styles>
  <office:body>
    <office:text text:use-soft-page-breaks="true">
      <text:p text:style-name="P1">Friedrich Schiller University Jena<text:tab/><text:tab/><text:tab/>Dr. Adam J.R. Tallman</text:p>
      <text:p text:style-name="P2">Department of English and American Studies<text:tab/>Office Hours: By appointment only</text:p>
      <text:p text:style-name="P3"><text:span text:style-name="T4">Winter term 2023-3024</text:span><text:span text:style-name="T5"><text:tab/></text:span><text:span text:style-name="T6"><text:tab/></text:span><text:span text:style-name="T7"><text:tab/></text:span><text:span text:style-name="T8"><text:tab/>email:<text:s/></text:span><text:a xlink:href="mailto:adam.james.ross.tallman@uni-jena.de" office:target-frame-name="_top" xlink:show="replace"><text:span text:style-name="T9">adam.james.ross.tallman@uni-jena.de</text:span></text:a></text:p>
      <text:p text:style-name="P10"/>
      <text:p text:style-name="P11">Statistics for Linguists</text:p>
      <text:p text:style-name="P12"/>
      <text:p text:style-name="P13"><text:span text:style-name="T14">Lecturer:</text:span><text:span text:style-name="T15"><text:tab/></text:span><text:span text:style-name="T16"><text:tab/></text:span><text:span text:style-name="T17">Adam J.R. Tallman</text:span></text:p>
      <text:p text:style-name="P18"><text:span text:style-name="T19">Course type:</text:span><text:span text:style-name="T20"><text:tab/></text:span><text:span text:style-name="T21"><text:tab/></text:span><text:span text:style-name="T22">WS 2023</text:span></text:p>
      <text:p text:style-name="P23"><text:span text:style-name="T24">Time:</text:span><text:span text:style-name="T25"><text:tab/></text:span><text:span text:style-name="T26"><text:tab/></text:span><text:span text:style-name="T27"><text:tab/></text:span><text:span text:style-name="T28">Wednesday 12ː00-14ː00</text:span></text:p>
      <text:p text:style-name="P29"><text:span text:style-name="T30">Venue:</text:span><text:span text:style-name="T31"><text:tab/></text:span><text:span text:style-name="T32"><text:tab/></text:span><text:a xlink:href="https://friedolin.uni-jena.de/qisserver/rds?state=verpublish&amp;status=init&amp;vmfile=no&amp;moduleCall=webInfo&amp;publishConfFile=webInfoRaum&amp;publishSubDir=raum&amp;keep=y&amp;purge=y&amp;raum.rgid=30264" office:target-frame-name="_top" xlink:show="replace"><text:span text:style-name="T33"><text:s/></text:span><text:a office:title="See details on Ernst-Abbe-Platz 8" xlink:href="https://friedolin.uni-jena.de/qisserver/rds?state=verpublish&amp;publishContainer=buildingContainer&amp;k_gebaeude.gebid=1832" office:target-frame-name="_top" xlink:show="replace"><text:span text:style-name="T34">Ernst-Abbe-Platz 8</text:span></text:a><text:span text:style-name="T35"> <text:s/></text:span></text:a></text:p>
      <text:p text:style-name="P36"/>
      <text:p text:style-name="P37">Course description</text:p>
      <text:p text:style-name="P38"/>
      <text:p text:style-name="P39">This course introduces statistical analysis and basic programming with R. It is graduate level. No background in statistics or programming is required.</text:p>
      <text:p text:style-name="P40"/>
      <text:p text:style-name="P41">Requirements and marking system</text:p>
      <text:p text:style-name="P42"/>
      <text:p text:style-name="P43">i.<text:tab/>The final exam</text:p>
      <text:p text:style-name="P44">ii.<text:tab/>Talking to me about your final paper and reading relevant statistical literature</text:p>
      <text:p text:style-name="P45">iii.<text:tab/>Writing a brief paper/project description with an annotated bibliography</text:p>
      <text:p text:style-name="P46">iii.<text:tab/>Writing a draft of your paper (allows you to qualify for part iv)</text:p>
      <text:p text:style-name="P47">iv.<text:tab/>Writing a revised version of your paper (this is what you are graded on)</text:p>
      <text:p text:style-name="P48"/>
      <text:p text:style-name="P49">The final mark for this class is based on the final paper. You will write a draft of your final paper which I will ask you to revise and submit again. I will give homeworks and I recommend that you complete them. I will give you feedback, but they won’t be part of your final grade.</text:p>
      <text:p text:style-name="P50"/>
      <text:p text:style-name="P51">Try to do the reading before class. I am going to attempt to teach you the following: (i) descriptive statistics &amp; exploratory data analysis; (ii) frequentist versus bayesian statistics; (iii) the meaning of p-values and frequentist statistical methods (anova, chi-square, etc.); (iv) linear models; (v) logistic models; (vi) multilevel model; (vii) some machine learning or exploratory data analysis depending on interest.</text:p>
      <text:p text:style-name="P52"/>
      <text:p text:style-name="P53">I expect you to read beyond the class material on your own. I will provide some recommended readings, but you are expected to self-study. In addition to the course textbooks, it is recommended that you find a general introduction to statistics to reinforce the concepts (introductory biostatistics or statistics for psychologists are often good).</text:p>
      <text:p text:style-name="P54"><text:bookmark-start text:name="page3R_mcid19"/><text:bookmark-end text:name="page3R_mcid19"/><text:line-break/>The course management system of our department, called MOODLE (https://moodle.uni-jena.de/course/view.php?id=32946), will be the online platform of this class. The purpose of MOODLE is to allow you to download the weekly texts, follow-ups handouts and materials etc. Important information of the organisation of the course and its lectures (e.g., announcements, etc.) will also be distributed view MOODLE (to your email address).</text:p>
      <text:p text:style-name="P55"/>
      <text:p text:style-name="P56">Course textbooks</text:p>
      <text:p text:style-name="P57"/>
      <text:p text:style-name="P58"><text:span text:style-name="T59">“Gentle” conceptual background</text:span></text:p>
      <text:p text:style-name="P60"><text:span text:style-name="T61">Stigler, Stephen M. 2016.</text:span><text:span text:style-name="T62"><text:s/></text:span><text:span text:style-name="T63">The Pillars of Statistical Wisdom.<text:s/></text:span><text:span text:style-name="T64">Harvardː Harvard University Press. **gentle conceptual introduction to statistics</text:span></text:p>
      <text:p text:style-name="P65"/>
      <text:p text:style-name="P66"><text:span text:style-name="T67">Frequentist statistics and R for Linguistics</text:span></text:p>
      <text:soft-page-break/>
      <text:p text:style-name="P68"><text:span text:style-name="T69">Levshina, Natalia. 2015.</text:span><text:span text:style-name="T70"><text:s/>How to do Linguistics with Rː Data exploration and statistical analysis.</text:span><text:span text:style-name="T71"><text:s/>Amsterdamː John Benjamins Publishing Company. **might be the easiest textbook with a focus on linguistics</text:span></text:p>
      <text:p text:style-name="P72"><text:span text:style-name="T73">Baayen, R. H. 2008</text:span><text:span text:style-name="T74">.<text:s/></text:span><text:span text:style-name="T75">Analyzing Linguistic Dataː A Practical Introduction to Statistics using R</text:span><text:span text:style-name="T76">. Cambridgeː Cambridge University Press. <text:s/>**somewhat more difficult</text:span></text:p>
      <text:p text:style-name="P77"/>
      <text:p text:style-name="P78">Rough schedule (but you should design your own study schedule with my consultation)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Date</text:p>
          </table:table-cell>
          <table:table-cell table:style-name="TableCell89">
            <text:p text:style-name="P90"><text:span text:style-name="T91">Topic<text:s/></text:span><text:span text:style-name="T92">&amp; Activity</text:span></text:p>
          </table:table-cell>
          <table:table-cell table:style-name="TableCell93">
            <text:p text:style-name="P94">Reading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18.10.2023</text:p>
          </table:table-cell>
          <table:table-cell table:style-name="TableCell100">
            <text:p text:style-name="P101">Introduction to course, installing R and basics to R language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25.10.2023</text:p>
          </table:table-cell>
          <table:table-cell table:style-name="TableCell109">
            <text:p text:style-name="P110">R language</text:p>
          </table:table-cell>
          <table:table-cell table:style-name="TableCell111">
            <text:p text:style-name="P112">Levshina Ch.1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01.11.2023</text:p>
          </table:table-cell>
          <table:table-cell table:style-name="TableCell118">
            <text:p text:style-name="P119">Descriptive statistics</text:p>
          </table:table-cell>
          <table:table-cell table:style-name="TableCell120">
            <text:p text:style-name="P121">Stigler Ch. 1-2, Levshina Ch.2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08.11.2023</text:p>
          </table:table-cell>
          <table:table-cell table:style-name="TableCell127">
            <text:p text:style-name="P128">Descriptive statistics</text:p>
          </table:table-cell>
          <table:table-cell table:style-name="TableCell129">
            <text:p text:style-name="P130">Levshina Ch. 3-4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15.11.2023</text:p>
          </table:table-cell>
          <table:table-cell table:style-name="TableCell136">
            <text:p text:style-name="P137">p-values, chi-square tests, t-tests, anova (and Bayes’ rule)</text:p>
          </table:table-cell>
          <table:table-cell table:style-name="TableCell138">
            <text:p text:style-name="P139">Stigler Ch. 3-4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22.11.2023</text:p>
          </table:table-cell>
          <table:table-cell table:style-name="TableCell145">
            <text:p text:style-name="P146">p-values, chi-square tests, t-tests, anova (and Bayes’ rule)</text:p>
          </table:table-cell>
          <table:table-cell table:style-name="TableCell147">
            <text:p text:style-name="P148">Levshina Ch. 5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29.11.2023</text:p>
          </table:table-cell>
          <table:table-cell table:style-name="TableCell154">
            <text:p text:style-name="P155">Linear model (“regression”)</text:p>
          </table:table-cell>
          <table:table-cell table:style-name="TableCell156">
            <text:p text:style-name="P157">Stigler Ch. 5-7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06.12.2023</text:p>
          </table:table-cell>
          <table:table-cell table:style-name="TableCell163">
            <text:p text:style-name="P164">(Multivariate) Linear model (“regression”), Logistic regression</text:p>
          </table:table-cell>
          <table:table-cell table:style-name="TableCell165">
            <text:p text:style-name="P166">Levshina Ch. 6-9</text:p>
            <text:p text:style-name="P167">Levshina Ch. 11-12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13.12.2023</text:p>
          </table:table-cell>
          <table:table-cell table:style-name="TableCell173">
            <text:p text:style-name="P174">Interactions &amp; Causal inference,<text:s/></text:p>
          </table:table-cell>
          <table:table-cell table:style-name="TableCell175">
            <text:p text:style-name="P176">Project descriptions due with annotated bibliography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03.01.2024</text:p>
          </table:table-cell>
          <table:table-cell table:style-name="TableCell182">
            <text:p text:style-name="P183">Multilevel models &amp; causal inference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10.01.2024</text:p>
          </table:table-cell>
          <table:table-cell table:style-name="TableCell191">
            <text:p text:style-name="P192">Exploratory data analysis / machine learning</text:p>
          </table:table-cell>
          <table:table-cell table:style-name="TableCell193">
            <text:p text:style-name="P194">TBA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>17.01.2024</text:p>
          </table:table-cell>
          <table:table-cell table:style-name="TableCell200">
            <text:p text:style-name="P201">Exploratory data analysis / machine learning</text:p>
          </table:table-cell>
          <table:table-cell table:style-name="TableCell202">
            <text:p text:style-name="P203">TBA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>24.01.2024</text:p>
          </table:table-cell>
          <table:table-cell table:style-name="TableCell209">
            <text:p text:style-name="P210">TBA</text:p>
          </table:table-cell>
          <table:table-cell table:style-name="TableCell211">
            <text:p text:style-name="P212">TBA</text:p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>31.01.2024</text:p>
          </table:table-cell>
          <table:table-cell table:style-name="TableCell218">
            <text:p text:style-name="P219">TBA</text:p>
          </table:table-cell>
          <table:table-cell table:style-name="TableCell220">
            <text:p text:style-name="P221">TBA</text:p>
          </table:table-cell>
        </table:table-row>
      </table:table>
      <text:p text:style-name="P222"/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an Tallman</meta:initial-creator>
    <dc:creator>Adam Tallman</dc:creator>
    <meta:creation-date>2023-10-16T11:23:00Z</meta:creation-date>
    <dc:date>2023-12-12T08:51:00Z</dc:date>
    <meta:template xlink:href="Normal.dotm" xlink:type="simple"/>
    <meta:editing-cycles>6</meta:editing-cycles>
    <meta:editing-duration>PT840S</meta:editing-duration>
    <meta:document-statistic meta:page-count="2" meta:paragraph-count="8" meta:word-count="680" meta:character-count="4415" meta:row-count="31" meta:non-whitespace-character-count="3743"/>
  </office:meta>
</office:document-meta>
</file>